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7a0cb" draw:textarea-horizontal-align="justify" draw:textarea-vertical-align="middle" draw:auto-grow-height="false" fo:min-height="1.274cm" fo:min-width="3.31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379cm" fo:min-width="2.194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301cm" fo:min-width="1.271cm"/>
    </style:style>
    <style:style style:name="gr4" style:family="graphic" style:parent-style-name="standard">
      <style:graphic-properties draw:fill-color="#c7a0cb" draw:textarea-horizontal-align="justify" draw:textarea-vertical-align="middle" draw:auto-grow-height="false" fo:min-height="0.941cm" fo:min-width="1.48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daa2" draw:textarea-horizontal-align="justify" draw:textarea-vertical-align="middle" draw:auto-grow-height="false" fo:min-height="0.3cm" fo:min-width="1.271cm"/>
    </style:style>
    <style:style style:name="gr7" style:family="graphic" style:parent-style-name="standard">
      <style:graphic-properties draw:fill-color="#fdc578" draw:textarea-horizontal-align="justify" draw:textarea-vertical-align="middle" draw:auto-grow-height="false" fo:min-height="0.528cm" fo:min-width="2.003cm"/>
    </style:style>
    <style:style style:name="gr8" style:family="graphic" style:parent-style-name="standard">
      <style:graphic-properties draw:fill-color="#fdc578" draw:textarea-horizontal-align="justify" draw:textarea-vertical-align="middle" draw:auto-grow-height="false" fo:min-height="0.639cm" fo:min-width="3.31cm"/>
    </style:style>
    <style:style style:name="gr9" style:family="graphic" style:parent-style-name="standard">
      <style:graphic-properties draw:fill-color="#ffdaa2" draw:textarea-horizontal-align="justify" draw:textarea-vertical-align="middle" draw:auto-grow-height="false" fo:min-height="0.379cm" fo:min-width="2.194cm"/>
    </style:style>
    <style:style style:name="gr10" style:family="graphic" style:parent-style-name="standard">
      <style:graphic-properties draw:fill-color="#fdc578" draw:textarea-horizontal-align="justify" draw:textarea-vertical-align="middle" draw:auto-grow-height="false" fo:min-height="0.379cm" fo:min-width="2.194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798cm" fo:min-width="8.009cm"/>
    </style:style>
    <style:style style:name="gr12" style:family="graphic" style:parent-style-name="standard">
      <style:graphic-properties draw:fill-color="#fdc578" draw:textarea-horizontal-align="justify" draw:textarea-vertical-align="middle" draw:auto-grow-height="false" fo:min-height="0.3cm" fo:min-width="1.271cm"/>
    </style:style>
    <style:style style:name="P1" style:family="paragraph">
      <style:paragraph-properties fo:text-align="center"/>
    </style:style>
    <style:style style:name="P2" style:family="paragraph">
      <loext:graphic-properties draw:fill-color="#c7a0cb"/>
      <style:paragraph-properties fo:text-align="center"/>
    </style:style>
    <style:style style:name="P3" style:family="paragraph">
      <loext:graphic-properties draw:fill-color="#adc5e7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daa2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dc578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ffdaa2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loext:graphic-properties draw:fill-color="#fdc578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1cm" svg:height="1.524cm" svg:x="9.101cm" svg:y="6.92cm">
          <text:p text:style-name="P1">train.py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0.889cm" svg:x="3.667cm" svg:y="4.199cm">
          <text:p text:style-name="P1"><text:span text:style-name="T1">--seed</text:span></text:p>
          <text:p text:style-name="P1"><text:span text:style-name="T2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81cm" svg:height="0.889cm" svg:x="3.667cm" svg:y="5.088cm">
          <text:p text:style-name="P1"><text:span text:style-name="T3">--num_of_hidden_layers</text:span></text:p>
          <text:p text:style-name="P1"><text:span text:style-name="T2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3.81cm" svg:height="0.889cm" svg:x="3.667cm" svg:y="9.533cm">
          <text:p text:style-name="P1"><text:span text:style-name="T1">--num_of_kernels</text:span></text:p>
          <text:p text:style-name="P1"><text:span text:style-name="T2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3.81cm" svg:height="0.889cm" svg:x="3.667cm" svg:y="5.977cm">
          <text:p text:style-name="P1"><text:span text:style-name="T1">--dropout_rate</text:span></text:p>
          <text:p text:style-name="P1"><text:span text:style-name="T2">flo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3.81cm" svg:height="0.889cm" svg:x="3.667cm" svg:y="6.866cm">
          <text:p text:style-name="P1"><text:span text:style-name="T1">--learning_rate</text:span></text:p>
          <text:p text:style-name="P1"><text:span text:style-name="T2">flo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3.81cm" svg:height="0.889cm" svg:x="3.667cm" svg:y="7.755cm">
          <text:p text:style-name="P1"><text:span text:style-name="T1">--activation_function</text:span></text:p>
          <text:p text:style-name="P1"><text:span text:style-name="T2">‘</text:span><text:span text:style-name="T2">relu’ or ’tan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3.81cm" svg:height="0.889cm" svg:x="3.667cm" svg:y="8.644cm">
          <text:p text:style-name="P1"><text:span text:style-name="T1">--batch_size</text:span></text:p>
          <text:p text:style-name="P1"><text:span text:style-name="T2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3.81cm" svg:height="0.889cm" svg:x="3.667cm" svg:y="10.422cm">
          <text:p text:style-name="P1"><text:span text:style-name="T1">--dataset</text:span></text:p>
          <text:p text:style-name="P1"><text:span text:style-name="T2">‘</text:span><text:span text:style-name="T2">fashion_mnist’, ‘mnist’,</text:span></text:p>
          <text:p text:style-name="P1"><text:span text:style-name="T2">‘</text:span><text:span text:style-name="T2">cifar10’ or cifar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03cm" svg:height="0.777cm" svg:x="9.927cm" svg:y="2.905cm">
          <text:p text:style-name="P1"><text:span text:style-name="T1">Parameter</text:span></text:p>
          <text:p text:style-name="P1"><text:span text:style-name="T4">data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986cm" svg:height="1.191cm" svg:x="12.73cm" svg:y="2.778cm"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7.477cm" svg:y1="4.643cm" svg:x2="9.101cm" svg:y2="7.682cm" draw:start-shape="id1" draw:start-glue-point="10" draw:end-shape="id2" draw:end-glue-point="3" svg:d="M7477 4643h813v3039h811" svg:viewBox="0 0 1625 3040">
          <text:p/>
        </draw:connector>
        <draw:connector draw:style-name="gr5" draw:text-style-name="P4" draw:layer="layout" svg:x1="7.477cm" svg:y1="5.532cm" svg:x2="9.101cm" svg:y2="7.682cm" draw:start-shape="id3" draw:start-glue-point="10" draw:end-shape="id2" draw:end-glue-point="3" svg:d="M7477 5532h813v2150h811" svg:viewBox="0 0 1625 2151">
          <text:p/>
        </draw:connector>
        <draw:connector draw:style-name="gr5" draw:text-style-name="P4" draw:layer="layout" svg:x1="7.477cm" svg:y1="6.421cm" svg:x2="9.101cm" svg:y2="7.682cm" draw:start-shape="id4" draw:start-glue-point="10" draw:end-shape="id2" draw:end-glue-point="3" svg:d="M7477 6421h813v1261h811" svg:viewBox="0 0 1625 1262">
          <text:p/>
        </draw:connector>
        <draw:connector draw:style-name="gr5" draw:text-style-name="P4" draw:layer="layout" svg:x1="7.477cm" svg:y1="7.31cm" svg:x2="9.101cm" svg:y2="7.682cm" draw:start-shape="id5" draw:start-glue-point="10" draw:end-shape="id2" draw:end-glue-point="3" svg:d="M7477 7310h813v372h811" svg:viewBox="0 0 1625 373">
          <text:p/>
        </draw:connector>
        <draw:connector draw:style-name="gr5" draw:text-style-name="P4" draw:layer="layout" svg:x1="7.477cm" svg:y1="8.199cm" svg:x2="9.101cm" svg:y2="7.682cm" draw:start-shape="id6" draw:start-glue-point="10" draw:end-shape="id2" draw:end-glue-point="3" svg:d="M7477 8199h813v-517h811" svg:viewBox="0 0 1625 518">
          <text:p/>
        </draw:connector>
        <draw:connector draw:style-name="gr5" draw:text-style-name="P4" draw:layer="layout" svg:x1="7.477cm" svg:y1="9.088cm" svg:x2="9.101cm" svg:y2="7.682cm" draw:start-shape="id7" draw:start-glue-point="10" draw:end-shape="id2" draw:end-glue-point="3" svg:d="M7477 9088h813v-1406h811" svg:viewBox="0 0 1625 1407">
          <text:p/>
        </draw:connector>
        <draw:connector draw:style-name="gr5" draw:text-style-name="P4" draw:layer="layout" svg:x1="7.477cm" svg:y1="9.977cm" svg:x2="9.101cm" svg:y2="7.682cm" draw:start-shape="id8" draw:start-glue-point="10" draw:end-shape="id2" draw:end-glue-point="3" svg:d="M7477 9977h813v-2295h811" svg:viewBox="0 0 1625 2296">
          <text:p/>
        </draw:connector>
        <draw:connector draw:style-name="gr5" draw:text-style-name="P4" draw:layer="layout" svg:x1="7.477cm" svg:y1="10.866cm" svg:x2="9.101cm" svg:y2="7.682cm" draw:start-shape="id9" draw:start-glue-point="10" draw:end-shape="id2" draw:end-glue-point="3" svg:d="M7477 10866h813v-3184h811" svg:viewBox="0 0 1625 3185">
          <text:p/>
        </draw:connector>
        <draw:custom-shape draw:style-name="gr6" draw:text-style-name="P6" draw:layer="layout" svg:width="2.503cm" svg:height="0.778cm" svg:x="15.007cm" svg:y="3.724cm">
          <text:p text:style-name="P5"><text:span text:style-name="T1">Metric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503cm" svg:height="0.778cm" svg:x="15.007cm" svg:y="2.824cm">
          <text:p text:style-name="P5"><text:span text:style-name="T1">Output Fold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0" draw:id="id10" draw:layer="layout" svg:width="3.81cm" svg:height="0.889cm" svg:x="13.927cm" svg:y="6.007cm">
          <text:p text:style-name="P5"><text:span text:style-name="T1">./tensorboard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81cm" svg:height="0.889cm" svg:x="13.929cm" svg:y="8.517cm">
          <text:p text:style-name="P5"><text:span text:style-name="T1">summary.y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3.81cm" svg:height="0.889cm" svg:x="13.927cm" svg:y="7.222cm">
          <text:p text:style-name="P5"><text:span text:style-name="T1">model.h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2.911cm" svg:y1="7.682cm" svg:x2="13.927cm" svg:y2="6.451cm" draw:start-shape="id2" draw:start-glue-point="1" draw:end-shape="id10" draw:end-glue-point="3" svg:d="M12911 7682l1016-1231" svg:viewBox="0 0 1017 1232">
          <text:p/>
        </draw:connector>
        <draw:line draw:style-name="gr5" draw:text-style-name="P4" draw:layer="layout" svg:x1="12.913cm" svg:y1="7.679cm" svg:x2="13.929cm" svg:y2="8.949cm">
          <text:p/>
        </draw:line>
        <draw:line draw:style-name="gr5" draw:text-style-name="P4" draw:layer="layout" svg:x1="12.913cm" svg:y1="7.679cm" svg:x2="13.929cm" svg:y2="7.679cm">
          <text:p/>
        </draw:line>
        <draw:custom-shape draw:style-name="gr11" draw:text-style-name="P10" draw:layer="layout" svg:width="8.509cm" svg:height="3.048cm" svg:x="9.255cm" svg:y="1.635cm">
          <text:p text:style-name="P9">Legend:</text:p>
          <text:p text:style-name="P9"/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03cm" svg:height="0.778cm" svg:x="14.97cm" svg:y="1.946cm">
          <text:p text:style-name="P5"><text:span text:style-name="T1">Output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13:41.794651266</meta:creation-date>
    <dc:date>2019-09-03T13:07:24.123922014</dc:date>
    <meta:editing-duration>PT13M43S</meta:editing-duration>
    <meta:editing-cycles>4</meta:editing-cycles>
    <meta:generator>LibreOffice/6.0.7.3$Linux_X86_64 LibreOffice_project/00m0$Build-3</meta:generator>
    <meta:document-statistic meta:object-count="29"/>
  </office:meta>
</office:document-meta>
</file>